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B845AC8633A9A8E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  <style:text-properties fo:font-size="32pt"/>
    </style:style>
    <style:style style:name="P2" style:family="paragraph">
      <loext:graphic-properties draw:fill-color="#ffffff"/>
      <style:paragraph-properties fo:text-align="end"/>
      <style:text-properties fo:font-size="32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ernet and Web Technology lab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Aman Deep (14/IT/04)</text:p>
            <text:p text:style-name="P1">Sai Krishna Mandava(14/IT/79)</text:p>
            <text:p text:style-name="P1">Sachin Agarwal (14/IT/82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tails about the 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ab1:</text:p>
                <text:list>
                  <text:list-header>
                    <text:p>A Simple Login Page</text:p>
                  </text:list-header>
                  <text:list-item>
                    <text:p>Used HTML to make the basic structure of the web page</text:p>
                  </text:list-item>
                  <text:list-item>
                    <text:p>Used CSS for styling the p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38B845AC8633A9A8E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09:56:43.380314534</meta:creation-date>
    <dc:date>2017-01-18T10:28:01.133666876</dc:date>
    <meta:editing-duration>PT6S</meta:editing-duration>
    <meta:editing-cycles>1</meta:editing-cycles>
    <meta:document-statistic meta:object-count="29"/>
    <meta:generator>LibreOffice/5.1.4.2$Linux_X86_64 LibreOffice_project/10m0$Build-2</meta:generator>
  </office:meta>
</office:document-meta>
</file>